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20.768cm" fo:min-width="21.952cm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 fo:min-height="5.499cm" fo:min-width="7.166cm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 fo:min-height="5.773cm" fo:min-width="3.631cm"/>
    </style:style>
    <style:style style:name="gr4" style:family="graphic" style:parent-style-name="standard">
      <style:graphic-properties svg:stroke-color="#000000" draw:fill-color="#cccccc" draw:textarea-horizontal-align="justify" draw:textarea-vertical-align="middle" draw:auto-grow-height="false" fo:min-height="2.488cm" fo:min-width="4.727cm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0.024cm" fo:min-width="0cm"/>
    </style:style>
    <style:style style:name="gr6" style:family="graphic" style:parent-style-name="standard">
      <style:graphic-properties svg:stroke-color="#000000" draw:fill-color="#b4c7dc" draw:textarea-horizontal-align="justify" draw:textarea-vertical-align="middle" draw:auto-grow-height="false" fo:min-height="5.774cm" fo:min-width="3.6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78cm" fo:min-width="4.697cm"/>
    </style:style>
    <style:style style:name="gr8" style:family="graphic" style:parent-style-name="standard">
      <style:graphic-properties svg:stroke-color="#000000" draw:fill-color="#b4c7dc" draw:textarea-horizontal-align="justify" draw:textarea-vertical-align="middle" draw:auto-grow-height="false" fo:min-height="5.5cm" fo:min-width="7.1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79cm" fo:min-width="4.7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3.77cm"/>
    </style:style>
    <style:style style:name="gr11" style:family="graphic" style:parent-style-name="standard">
      <style:graphic-properties svg:stroke-color="#000000" draw:fill-color="#cccccc" draw:textarea-horizontal-align="justify" draw:textarea-vertical-align="middle" draw:auto-grow-height="false" fo:min-height="6.188cm" fo:min-width="4.727cm"/>
    </style:style>
    <style:style style:name="gr12" style:family="graphic" style:parent-style-name="standard">
      <style:graphic-properties svg:stroke-width="0.2cm" draw:marker-start-width="0.5cm" draw:marker-end-width="0.5cm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svg:stroke-width="0.2cm" svg:stroke-color="#3465a4" draw:marker-start-width="0.8cm" draw:marker-end-width="0.8cm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3.9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2.44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1.1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3.791cm"/>
    </style:style>
    <style:style style:name="gr19" style:family="graphic" style:parent-style-name="standard">
      <style:graphic-properties draw:marker-start="" draw:marker-end="Arrow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66cm" fo:min-width="5.577cm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729fcf"/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-color="#b4c7dc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10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Sans1" fo:font-size="26pt" style:font-name-asian="Liberation Sans1" style:font-size-asian="26pt" style:font-name-complex="Liberation Sans1" style:font-size-complex="26pt"/>
    </style:style>
    <style:style style:name="T4" style:family="text">
      <style:text-properties style:font-name="Liberation Sans1" fo:font-size="24pt" style:font-name-asian="Liberation Sans1" style:font-size-asian="24pt" style:font-name-complex="Liberation Sans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452cm" svg:height="21.018cm" svg:x="7.095cm" svg:y="1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7.666cm" svg:height="5.749cm" svg:x="21.049cm" svg:y="2.348cm">
          <text:p text:style-name="P2"><text:span text:style-name="T1">N*TX_FS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4.131cm" svg:height="6.023cm" svg:x="15.001cm" svg:y="2.22cm">
          <text:p text:style-name="P2"><text:span text:style-name="T1">N*TX</text:span></text:p>
          <text:p text:style-name="P2"><text:span text:style-name="T1">FI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6" draw:id="id16" draw:layer="layout" svg:width="5.227cm" svg:height="2.738cm" svg:x="8.04cm" svg:y="2.255cm">
          <text:p text:style-name="P2"><text:span text:style-name="T1">Register</text:span></text:p>
          <text:p text:style-name="P2"><text:span text:style-name="T1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2" draw:id="id12" draw:layer="layout" svg:width="0.548cm" svg:height="0.821cm" draw:transform="rotate (-1.5707963267949) translate (15.822cm 7.13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xml:id="id24" draw:id="id24" draw:layer="layout" svg:width="0.548cm" svg:height="0.822cm" draw:transform="rotate (1.5707963267949) translate (18.304cm 7.67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6" xml:id="id4" draw:id="id4" draw:layer="layout" svg:width="4.132cm" svg:height="6.024cm" svg:x="14.992cm" svg:y="9.4cm">
          <text:p text:style-name="P2"><text:span text:style-name="T1">M*RX</text:span></text:p>
          <text:p text:style-name="P2"><text:span text:style-name="T1">FI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" draw:id="id7" draw:layer="layout" svg:width="0.548cm" svg:height="0.822cm" draw:transform="rotate (-1.5707963267949) translate (15.8cm 14.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xml:id="id9" draw:id="id9" draw:layer="layout" svg:width="0.548cm" svg:height="0.822cm" draw:transform="rotate (1.5707963267949) translate (18.264cm 14.9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8" xml:id="id13" draw:id="id13" draw:layer="layout" svg:width="5.197cm" svg:height="2.428cm" svg:x="30.674cm" svg:y="4.013cm">
          <draw:text-box>
            <text:p text:style-name="P7"><text:span text:style-name="T2">N*</text:span><text:span text:style-name="T2">I</text:span><text:span text:style-name="T3">²</text:span><text:span text:style-name="T3">S/</text:span><text:span text:style-name="T3">T</text:span><text:span text:style-name="T3">D</text:span><text:span text:style-name="T3">M </text:span></text:p>
            <text:p text:style-name="P7"><text:span text:style-name="T3">T</text:span><text:span text:style-name="T3">X </text:span><text:span text:style-name="T3">i</text:span><text:span text:style-name="T2">/f</text:span></text:p>
          </draw:text-box>
        </draw:frame>
        <draw:custom-shape draw:style-name="gr8" draw:text-style-name="P6" xml:id="id5" draw:id="id5" draw:layer="layout" svg:width="7.666cm" svg:height="5.75cm" svg:x="21.049cm" svg:y="9.54cm">
          <text:p text:style-name="P2"><text:span text:style-name="T1">M*RX_FS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xml:id="id14" draw:id="id14" draw:layer="layout" svg:width="5.299cm" svg:height="2.429cm" svg:x="30.764cm" svg:y="11.207cm">
          <draw:text-box>
            <text:p text:style-name="P7"><text:span text:style-name="T2">M</text:span><text:span text:style-name="T2">*</text:span><text:span text:style-name="T2">I</text:span><text:span text:style-name="T3">²</text:span><text:span text:style-name="T3">S</text:span><text:span text:style-name="T3">/</text:span><text:span text:style-name="T3">T</text:span><text:span text:style-name="T3">D</text:span><text:span text:style-name="T3">M</text:span><text:span text:style-name="T3"> </text:span></text:p>
            <text:p text:style-name="P7"><text:span text:style-name="T3">R</text:span><text:span text:style-name="T3">X</text:span><text:span text:style-name="T3"> </text:span><text:span text:style-name="T3">i</text:span><text:span text:style-name="T2">/</text:span><text:span text:style-name="T2">f</text:span></text:p>
          </draw:text-box>
        </draw:frame>
        <draw:frame draw:style-name="gr10" draw:text-style-name="P9" xml:id="id15" draw:id="id15" draw:layer="layout" svg:width="4.409cm" svg:height="3.083cm" svg:x="0.51cm" svg:y="2.084cm">
          <draw:text-box>
            <text:p text:style-name="P7"><text:span text:style-name="T4">CPU i</text:span><text:span text:style-name="T1">/f</text:span></text:p>
            <text:p text:style-name="P7"><text:span text:style-name="T1">(Native </text:span><text:span text:style-name="T1">or </text:span></text:p>
            <text:p text:style-name="P7"><text:span text:style-name="T1">AXI4 </text:span><text:span text:style-name="T1">Lite)</text:span></text:p>
          </draw:text-box>
        </draw:frame>
        <draw:custom-shape draw:style-name="gr11" draw:text-style-name="P4" xml:id="id1" draw:id="id1" draw:layer="layout" svg:width="5.227cm" svg:height="6.438cm" svg:x="7.973cm" svg:y="5.862cm">
          <text:p text:style-name="P2"><text:span text:style-name="T1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0" draw:layer="layout" draw:line-skew="-0.376cm" svg:x1="13.2cm" svg:y1="9.081cm" svg:x2="15.001cm" svg:y2="5.231cm" draw:start-shape="id1" draw:start-glue-point="1" draw:end-shape="id2" svg:d="M13200 9081h524v-3850h1277" svg:viewBox="0 0 1802 3851">
          <text:p/>
        </draw:connector>
        <draw:connector draw:style-name="gr12" draw:text-style-name="P10" draw:layer="layout" svg:x1="19.132cm" svg:y1="5.231cm" svg:x2="21.049cm" svg:y2="5.222cm" draw:start-shape="id2" draw:start-glue-point="1" draw:end-shape="id3" draw:end-glue-point="3" svg:d="M19132 5231h958v-9h959" svg:viewBox="0 0 1918 10">
          <text:p/>
        </draw:connector>
        <draw:connector draw:style-name="gr12" draw:text-style-name="P10" draw:layer="layout" svg:x1="19.124cm" svg:y1="12.412cm" svg:x2="21.049cm" svg:y2="12.415cm" draw:start-shape="id4" draw:start-glue-point="1" draw:end-shape="id5" svg:d="M19124 12412h963v3h962" svg:viewBox="0 0 1926 4">
          <text:p/>
        </draw:connector>
        <draw:connector draw:style-name="gr13" draw:text-style-name="P10" draw:layer="layout" draw:line-skew="5.274cm" svg:x1="3.034cm" svg:y1="13.154cm" svg:x2="14.978cm" svg:y2="14.674cm" draw:start-shape="id6" draw:start-glue-point="1" draw:end-shape="id7" draw:end-glue-point="7" svg:d="M3034 13154h11245v1520h699" svg:viewBox="0 0 11945 1521">
          <text:p/>
        </draw:connector>
        <draw:connector draw:style-name="gr13" draw:text-style-name="P10" draw:layer="layout" svg:x1="17.638cm" svg:y1="18.869cm" svg:x2="19.086cm" svg:y2="14.674cm" draw:start-shape="id8" draw:start-glue-point="4" draw:end-shape="id9" draw:end-glue-point="7" svg:d="M17638 18869h1950v-4195h-502" svg:viewBox="0 0 1951 4196">
          <text:p/>
        </draw:connector>
        <draw:connector draw:style-name="gr13" draw:text-style-name="P10" draw:layer="layout" draw:line-skew="0.788cm" svg:x1="17.638cm" svg:y1="20.243cm" svg:x2="21.049cm" svg:y2="7.405cm" draw:start-shape="id8" draw:start-glue-point="5" draw:end-shape="id10" draw:end-glue-point="7" svg:d="M17638 20243h2494v-12838h917" svg:viewBox="0 0 3412 12839">
          <text:p/>
        </draw:connector>
        <draw:connector draw:style-name="gr13" draw:text-style-name="P10" draw:layer="layout" draw:line-skew="0.228cm" svg:x1="17.638cm" svg:y1="18.869cm" svg:x2="21.078cm" svg:y2="14.675cm" draw:start-shape="id8" draw:start-glue-point="4" draw:end-shape="id11" draw:end-glue-point="7" svg:d="M17638 18869h1949v-4194h1491" svg:viewBox="0 0 3441 4195">
          <text:p/>
        </draw:connector>
        <draw:connector draw:style-name="gr13" draw:text-style-name="P10" draw:layer="layout" draw:line-skew="5.265cm" svg:x1="3.034cm" svg:y1="13.154cm" svg:x2="15.001cm" svg:y2="7.406cm" draw:start-shape="id6" draw:start-glue-point="1" draw:end-shape="id12" draw:end-glue-point="7" svg:d="M3034 13154h11248v-5748h719" svg:viewBox="0 0 11968 5749">
          <text:p/>
        </draw:connector>
        <draw:connector draw:style-name="gr12" draw:text-style-name="P10" draw:layer="layout" svg:x1="28.715cm" svg:y1="5.222cm" svg:x2="30.674cm" svg:y2="5.227cm" draw:start-shape="id3" draw:start-glue-point="1" draw:end-shape="id13" svg:d="M28715 5222h980v5h979" svg:viewBox="0 0 1960 6">
          <text:p/>
        </draw:connector>
        <draw:connector draw:style-name="gr12" draw:text-style-name="P10" draw:layer="layout" svg:x1="30.764cm" svg:y1="12.421cm" svg:x2="28.715cm" svg:y2="12.415cm" draw:start-shape="id14" draw:start-glue-point="3" draw:end-shape="id5" svg:d="M30764 12421h-1024v-6h-1025" svg:viewBox="0 0 2050 7">
          <text:p/>
        </draw:connector>
        <draw:connector draw:style-name="gr14" draw:text-style-name="P10" draw:layer="layout" svg:x1="4.919cm" svg:y1="3.625cm" svg:x2="8.04cm" svg:y2="3.624cm" draw:start-shape="id15" draw:start-glue-point="1" draw:end-shape="id16" draw:end-glue-point="3" svg:d="M4919 3625h1560v-1h1561" svg:viewBox="0 0 3122 2">
          <text:p/>
        </draw:connector>
        <draw:frame draw:style-name="gr15" draw:text-style-name="P9" xml:id="id17" draw:id="id17" draw:layer="layout" svg:width="4.46cm" svg:height="2.139cm" svg:x="0.482cm" svg:y="8.027cm">
          <draw:text-box>
            <text:p text:style-name="P7"><text:span text:style-name="T4">Memory i</text:span><text:span text:style-name="T1">/f</text:span></text:p>
            <text:p text:style-name="P7"><text:span text:style-name="T1">(AXI4)</text:span></text:p>
          </draw:text-box>
        </draw:frame>
        <draw:connector draw:style-name="gr12" draw:text-style-name="P10" draw:layer="layout" svg:x1="4.942cm" svg:y1="9.096cm" svg:x2="7.973cm" svg:y2="9.081cm" draw:start-shape="id17" draw:start-glue-point="1" draw:end-shape="id1" draw:end-glue-point="3" svg:d="M4942 9096h1515v-15h1516" svg:viewBox="0 0 3032 16">
          <text:p/>
        </draw:connector>
        <draw:connector draw:style-name="gr12" draw:text-style-name="P10" draw:layer="layout" draw:line-skew="-0.36cm" svg:x1="14.992cm" svg:y1="12.412cm" svg:x2="13.2cm" svg:y2="9.081cm" draw:start-shape="id4" draw:start-glue-point="3" draw:end-shape="id1" draw:end-glue-point="1" svg:d="M14992 12412h-1256v-3331h-536" svg:viewBox="0 0 1793 3332">
          <text:p/>
        </draw:connector>
        <draw:custom-shape draw:style-name="gr5" draw:text-style-name="P5" xml:id="id19" draw:id="id19" draw:layer="layout" svg:width="0.548cm" svg:height="0.822cm" draw:transform="rotate (1.5707963267949) translate (12.427cm 4.66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xml:id="id18" draw:id="id18" draw:layer="layout" svg:width="0.548cm" svg:height="0.822cm" draw:transform="rotate (1.5707963267949) translate (12.368cm 11.6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3" draw:text-style-name="P10" draw:layer="layout" draw:line-skew="0.587cm" svg:x1="3.034cm" svg:y1="13.154cm" svg:x2="13.19cm" svg:y2="11.344cm" draw:start-shape="id6" draw:start-glue-point="1" draw:end-shape="id18" draw:end-glue-point="7" svg:d="M3034 13154h11245v-1810h-1089" svg:viewBox="0 0 11246 1811">
          <text:p/>
        </draw:connector>
        <draw:connector draw:style-name="gr13" draw:text-style-name="P10" draw:layer="layout" draw:line-skew="0.531cm" svg:x1="3.034cm" svg:y1="13.154cm" svg:x2="13.249cm" svg:y2="4.395cm" draw:start-shape="id6" draw:start-glue-point="1" draw:end-shape="id19" draw:end-glue-point="7" svg:d="M3034 13154h11248v-8759h-1033" svg:viewBox="0 0 11249 8760">
          <text:p/>
        </draw:connector>
        <draw:frame draw:style-name="gr16" draw:text-style-name="P8" xml:id="id21" draw:id="id21" draw:layer="layout" svg:width="2.947cm" svg:height="1.558cm" svg:x="3.381cm" svg:y="18.743cm">
          <draw:text-box>
            <text:p text:style-name="P7"><text:span text:style-name="T2">mclk</text:span></text:p>
          </draw:text-box>
        </draw:frame>
        <draw:connector draw:style-name="gr13" draw:text-style-name="P10" draw:layer="layout" svg:x1="30.625cm" svg:y1="21.887cm" svg:x2="15.027cm" svg:y2="20.917cm" draw:start-shape="id20" draw:start-glue-point="3" draw:end-shape="id8" draw:end-glue-point="2" svg:d="M30625 21887h-15598v-970" svg:viewBox="0 0 15599 971">
          <text:p/>
        </draw:connector>
        <draw:connector draw:style-name="gr13" draw:text-style-name="P10" draw:layer="layout" svg:x1="6.328cm" svg:y1="19.522cm" svg:x2="12.414cm" svg:y2="19.548cm" draw:start-shape="id21" draw:start-glue-point="1" draw:end-shape="id8" draw:end-glue-point="3" svg:d="M6328 19522h3042v26h3044" svg:viewBox="0 0 6087 27">
          <text:p/>
        </draw:connector>
        <draw:frame draw:style-name="gr17" draw:text-style-name="P8" xml:id="id6" draw:id="id6" draw:layer="layout" svg:width="1.628cm" svg:height="1.558cm" svg:x="1.406cm" svg:y="12.375cm">
          <draw:text-box>
            <text:p text:style-name="P7"><text:span text:style-name="T2">clk</text:span></text:p>
          </draw:text-box>
        </draw:frame>
        <draw:frame draw:style-name="gr18" draw:text-style-name="P8" xml:id="id22" draw:id="id22" draw:layer="layout" svg:width="4.291cm" svg:height="1.558cm" svg:x="0.964cm" svg:y="15.582cm">
          <draw:text-box>
            <text:p text:style-name="P7"><text:span text:style-name="T2">i</text:span><text:span text:style-name="T2">n</text:span><text:span text:style-name="T2">t</text:span><text:span text:style-name="T2">e</text:span><text:span text:style-name="T2">r</text:span><text:span text:style-name="T2">r</text:span><text:span text:style-name="T2">u</text:span><text:span text:style-name="T2">p</text:span><text:span text:style-name="T2">t</text:span></text:p>
          </draw:text-box>
        </draw:frame>
        <draw:connector draw:style-name="gr19" draw:text-style-name="P10" draw:layer="layout" svg:x1="17.058cm" svg:y1="15.424cm" svg:x2="5.255cm" svg:y2="16.361cm" draw:start-shape="id4" draw:start-glue-point="2" draw:end-shape="id22" draw:end-glue-point="1" svg:d="M17058 15424v937h-11803" svg:viewBox="0 0 11804 938">
          <text:p/>
        </draw:connector>
        <draw:connector draw:style-name="gr13" draw:text-style-name="P10" draw:layer="layout" svg:x1="17.066cm" svg:y1="8.243cm" svg:x2="17.058cm" svg:y2="9.4cm" draw:start-shape="id2" draw:start-glue-point="2" draw:end-shape="id4" svg:d="M17066 8243v578h-8v579" svg:viewBox="0 0 9 1158">
          <text:p/>
        </draw:connector>
        <draw:frame draw:style-name="gr20" draw:text-style-name="P8" xml:id="id20" draw:id="id20" draw:layer="layout" svg:width="6.077cm" svg:height="1.276cm" svg:x="30.625cm" svg:y="21.249cm">
          <draw:text-box>
            <text:p text:style-name="P7"><text:span text:style-name="T2">RX bclk/fsync</text:span></text:p>
          </draw:text-box>
        </draw:frame>
        <draw:custom-shape draw:style-name="gr4" draw:text-style-name="P4" xml:id="id8" draw:id="id8" draw:layer="layout" svg:width="5.227cm" svg:height="2.738cm" svg:x="12.414cm" svg:y="18.179cm">
          <draw:glue-point draw:id="4" svg:x="4.997cm" svg:y="-2.483cm"/>
          <draw:glue-point draw:id="5" svg:x="4.997cm" svg:y="2.542cm"/>
          <text:p text:style-name="P2"><text:span text:style-name="T1">Clock</text:span></text:p>
          <text:p text:style-name="P2"><text:span text:style-name="T1">Manag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8" xml:id="id23" draw:id="id23" draw:layer="layout" svg:width="6.077cm" svg:height="1.276cm" svg:x="30.723cm" svg:y="16.567cm">
          <draw:text-box>
            <text:p text:style-name="P7"><text:span text:style-name="T2">TX bclk/fsync</text:span></text:p>
          </draw:text-box>
        </draw:frame>
        <draw:connector draw:style-name="gr13" draw:text-style-name="P10" draw:layer="layout" svg:x1="30.723cm" svg:y1="17.205cm" svg:x2="15.027cm" svg:y2="18.179cm" draw:start-shape="id23" draw:start-glue-point="3" draw:end-shape="id8" draw:end-glue-point="0" svg:d="M30723 17205h-15696v974" svg:viewBox="0 0 15697 975">
          <text:p/>
        </draw:connector>
        <draw:custom-shape draw:style-name="gr5" draw:text-style-name="P5" xml:id="id11" draw:id="id11" draw:layer="layout" svg:width="0.548cm" svg:height="0.822cm" draw:transform="rotate (-1.5707963267949) translate (21.9cm 14.4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xml:id="id10" draw:id="id10" draw:layer="layout" svg:width="0.548cm" svg:height="0.822cm" draw:transform="rotate (-1.5707963267949) translate (21.871cm 7.13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3" draw:text-style-name="P10" draw:layer="layout" draw:line-skew="0.518cm" svg:x1="17.638cm" svg:y1="20.243cm" svg:x2="19.126cm" svg:y2="7.405cm" draw:start-shape="id8" draw:start-glue-point="5" draw:end-shape="id24" draw:end-glue-point="7" svg:d="M17638 20243h2508v-12838h-1020" svg:viewBox="0 0 2509 12839">
          <text:p/>
        </draw:connector>
        <draw:frame draw:style-name="gr20" draw:text-style-name="P8" draw:layer="layout" svg:width="10.827cm" svg:height="1.276cm" svg:x="17.803cm" svg:y="20.249cm">
          <draw:text-box>
            <text:p text:style-name="P7"><text:span text:style-name="T2">Internal RX/TX bclk/fsyn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7cm" fo:page-height="2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9T17:27:12.558650166</meta:creation-date>
    <dc:date>2020-09-10T00:28:21.386670243</dc:date>
    <meta:editing-duration>PT14H40M22S</meta:editing-duration>
    <meta:editing-cycles>32</meta:editing-cycles>
    <meta:generator>LibreOffice/6.0.7.3$Linux_X86_64 LibreOffice_project/00m0$Build-3</meta:generator>
    <meta:document-statistic meta:object-count="47"/>
  </office:meta>
</office:document-meta>
</file>